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106000001A8000001DFABD7C249.svg" manifest:media-type="image/svg+xml"/>
  <manifest:file-entry manifest:full-path="Pictures/1000020A000001A700000192FA1FC3AE.svg" manifest:media-type="image/svg+xml"/>
  <manifest:file-entry manifest:full-path="Pictures/10000000000000080000000876834A43.png" manifest:media-type="image/png"/>
  <manifest:file-entry manifest:full-path="Pictures/1000000000000200000002003EF6283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Black" svg:font-family="'Arial Black'" style:font-family-generic="roman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horndale" svg:font-family="Thorndale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Обычный-outline1">
      <style:graphic-properties fo:min-height="8.884cm" loext:decorative="false"/>
      <style:paragraph-properties style:writing-mode="lr-tb"/>
    </style:style>
    <style:style style:name="pr3" style:family="presentation" style:parent-style-name="Обычный-outline1" style:list-style-name="L8">
      <style:graphic-properties fo:min-height="8.884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text-properties fo:hyphenate="false"/>
    </style:style>
    <style:style style:name="P2" style:family="paragraph">
      <style:text-properties fo:color="#eeeeee" loext:opacity="100%"/>
    </style:style>
    <style:style style:name="P3" style:family="paragraph">
      <style:text-properties fo:color="#eeeeee" loext:opacity="100%" fo:hyphenate="false"/>
    </style:style>
    <style:style style:name="P4" style:family="paragraph">
      <loext:graphic-properties draw:fill-color="#ffffff"/>
    </style:style>
    <style:style style:name="T1" style:family="text">
      <style:text-properties fo:color="#eeeee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eeee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ee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ee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A000001A700000192FA1FC3AE.svg" xlink:type="simple" xlink:show="embed" xlink:actuate="onLoad">
        <style:list-level-properties text:space-before="0.3cm" text:min-label-width="0.9cm" style:vertical-pos="middle" style:vertical-rel="line" fo:width="0.449cm" fo:height="0.42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image text:level="3" xlink:href="Pictures/1000020A000001A700000192FA1FC3AE.svg" xlink:type="simple" xlink:show="embed" xlink:actuate="onLoad">
        <style:list-level-properties text:space-before="2.8cm" text:min-label-width="0.8cm" style:vertical-pos="middle" style:vertical-rel="line" fo:width="0.449cm" fo:height="0.428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A000001A700000192FA1FC3AE.svg" xlink:type="simple" xlink:show="embed" xlink:actuate="onLoad">
        <style:list-level-properties text:space-before="0.3cm" text:min-label-width="0.9cm" style:vertical-pos="middle" style:vertical-rel="line" fo:width="0.449cm" fo:height="0.42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image text:level="3" xlink:href="Pictures/1000020A000001A700000192FA1FC3AE.svg" xlink:type="simple" xlink:show="embed" xlink:actuate="onLoad">
        <style:list-level-properties text:space-before="2.8cm" text:min-label-width="0.8cm" style:vertical-pos="middle" style:vertical-rel="line" fo:width="0.449cm" fo:height="0.428cm"/>
      </text:list-level-style-image>
      <text:list-level-style-image text:level="4" xlink:href="Pictures/10000106000001A8000001DFABD7C249.svg" xlink:type="simple" xlink:show="embed" xlink:actuate="onLoad">
        <style:list-level-properties text:space-before="4.2cm" text:min-label-width="0.6cm" style:vertical-pos="middle" style:vertical-rel="line" fo:width="0.424cm" fo:height="0.479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eee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eeee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eee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I">
        <style:list-level-properties text:space-before="0.3cm" text:min-label-width="0.9cm"/>
        <style:text-properties fo:color="#eeee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Списки</text:p>
          </draw:text-box>
        </draw:frame>
        <draw:frame presentation:style-name="pr2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Маркированные</text:span></text:p>
                <text:list>
                  <text:list-item>
                    <text:p><text:span text:style-name="T1">Многоуровневые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1">Разные маркеры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">Много разных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12.297cm" svg:height="9.134cm" svg:x="14.313cm" svg:y="3.685cm" presentation:class="outline" presentation:user-transformed="true">
          <draw:text-box>
            <text:list text:style-name="L5">
              <text:list-item>
                <text:p text:style-name="P1"><text:span text:style-name="T1">Нумерованные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">Многоуровневые</text:span></text:p>
                  </text:list-item>
                </text:list>
              </text:list-item>
            </text:list>
            <text:list text:style-name="L7">
              <text:list-item>
                <text:p text:style-name="P1"><text:span text:style-name="T1">Разные стили</text:span></text:p>
              </text:list-item>
              <text:list-item>
                <text:p text:style-name="P1"><text:span text:style-name="T1">Нумерации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Black" svg:font-family="'Arial Black'" style:font-family-generic="roman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horndale" svg:font-family="Thorndale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throom_20_Tiles" draw:display-name="Bathroom Tiles" xlink:href="Pictures/1000000000000200000002003EF6283F.jpg" xlink:type="simple" xlink:show="embed" xlink:actuate="onLoad"/>
    <draw:fill-image draw:name="Wide_20_Downward_20_Diagonal" draw:display-name="Wide Downward Diagonal" xlink:href="Pictures/10000000000000080000000876834A4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127622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eeeee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ee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ee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eeeee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/>
      <style:text-properties fo:color="#eeeeee" loext:opacity="100%" fo:font-size="28pt" style:font-size-asian="28pt" style:font-size-complex="28pt" fo:hyphenate="false"/>
    </style:style>
    <style:style style:name="Обычный-outline3" style:family="presentation" style:parent-style-name="Обычный-outline2">
      <style:paragraph-properties fo:margin-top="0.3cm" fo:margin-bottom="0cm"/>
      <style:text-properties fo:color="#eeeeee" loext:opacity="100%" fo:font-size="24pt" style:font-size-asian="24pt" style:font-size-complex="24pt" fo:hyphenate="false"/>
    </style:style>
    <style:style style:name="Обычный-outline4" style:family="presentation" style:parent-style-name="Обычный-outline3">
      <style:paragraph-properties fo:margin-top="0.2cm" fo:margin-bottom="0cm"/>
      <style:text-properties fo:color="#eeeeee" loext:opacity="100%"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color="#eeeeee" loext:opacity="100%"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color="#eeeeee" loext:opacity="100%"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color="#eeeeee" loext:opacity="100%"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276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12T12:27:19.365000000</meta:creation-date>
    <dc:date>2025-11-21T12:15:13.961007064</dc:date>
    <meta:editing-duration>PT5H43M54S</meta:editing-duration>
    <meta:editing-cycles>36</meta:editing-cycles>
    <meta:generator>LibreOfficeDev/26.2.0.0.alpha1$Linux_X86_64 LibreOffice_project/d121378906e4b5ec58d0ee7087e757f904d4f6ed</meta:generator>
    <meta:document-statistic meta:object-count="26"/>
  </office:meta>
</office:document-meta>
</file>